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Stephen Miner, Jonathan Nordby</text:p>
      <text:p text:style-name="Standard"/>
      <text:p text:style-name="Standard">The reason why a separate class is needed for the server end is so that one object manages the I/O with each client and one object manages all the I/O threads. On the client side, we split the classes so that the client can receive and<text:s/>transmit at the same time, so messages can come in while the user types their own message.<text:s/>The ClientSideServerListener class is called a listener because its sole purpose is to wait for the server to send it information. <text:s/>A different thread is needed for each client so that users can connect and disconnect at will. Handling all clients in the main server thread would cause problems because the server would need to keep creating and closing sockets as people join and leave, as well as it wouldn’t be possible for multiple users to type messages at the same time. ClientSideServerListener is different from ServerSideClientIO because ServerSideClientIO handles receiving data as well as sending data, whereas ClientSideServerListener only waits to receive data, and does not handle sending data.<text:s/>Broadcast and remove are synchronized so that no user can leave while<text:s/>there is an active broadcast, so the list of users receiving the message does not change while the messages are being sent.<text:s/>To handle LISTUSERS, we added an array of strings called userNameList in ClackServer so that a list of connected users can be stores server-side.<text:s/>A new type of ClackData was made called “CONSTANT_NEWUSER”. The purpose of this type is so that every time a new client connects to the server, it will send an object containing the username of the client to the server, which will recognize the CONSTANT_NEWUSER type and know to add the username to the userNameList array. remove was also modified so that it also takes the username of the disconnecting client out of the userNameList. Additionally, a method was added to ServerSideClientIO called setUpUserList that sets the dataToSendToClient equal to a MessageClackData containing the list of users as a message.</text:p>
      <text:p text:style-name="Standard"/>
      <text:p text:style-name="Standard">OUTPUTS:</text:p>
      <text:p text:style-name="Standard"/>
      <text:p text:style-name="Standard">typing a message just echoes the message back to the client that sent it, as well as prints it to all the other connected clients. (the message won’t echo back to the client that sent it once a GUI is implemented).</text:p>
      <text:p text:style-name="Standard"/>
      <text:p text:style-name="Standard">SENDFILE fileNameHere sends the contents of the file to all connected clients. For example,<text:s/>with my testfile when I type SENDFILE testfile.txt on one client,<text:s/></text:p>
      <text:p text:style-name="Standard"/>
      <text:p text:style-name="Standard">test test test</text:p>
      <text:p text:style-name="Standard">test test test</text:p>
      <text:p text:style-name="Standard">test test test</text:p>
      <text:p text:style-name="Standard"/>
      <text:p text:style-name="Standard">appears to all connected clients.</text:p>
      <text:p text:style-name="Standard"/>
      <text:p text:style-name="Standard">typing LISTUSERS outputs the following to all clients:</text:p>
      <text:p text:style-name="Standard"/>
      <text:p text:style-name="Standard">Online Users:</text:p>
      <text:p text:style-name="Standard">user1</text:p>
      <text:p text:style-name="Standard">user2</text:p>
      <text:p text:style-name="Standard">etc.</text:p>
      <text:p text:style-name="Standard"/>
      <text:p text:style-name="Standard"/>
      <text:p text:style-name="Standard">DONE disconnects the client who types it from the server and updates the user list so that their name will no longer show up on LISTUSER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ephen J. Miner - minersj</dc:creator>
    <meta:creation-date>2020-11-02T20:18:00Z</meta:creation-date>
    <dc:date>2020-11-03T04:10:00Z</dc:date>
    <meta:template xlink:href="Normal" xlink:type="simple"/>
    <meta:editing-cycles>7</meta:editing-cycles>
    <meta:editing-duration>PT8700S</meta:editing-duration>
    <meta:document-statistic meta:page-count="1" meta:paragraph-count="5" meta:word-count="406" meta:character-count="2716" meta:row-count="19" meta:non-whitespace-character-count="2315"/>
  </office:meta>
</office:document-meta>
</file>